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loext:graphic-properties draw:fill="none" draw:fill-color="#ffffff"/>
      <style:text-properties style:font-name="Segoe UI Semi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5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7" style:family="paragraph">
      <style:paragraph-properties fo:margin-left="0cm" fo:margin-right="0cm" fo:margin-top="0cm" fo:margin-bottom="0cm" fo:text-indent="0cm" style:text-autospace="none"/>
      <style:text-properties fo:color="#000000" style:font-name="Segoe UI Semibold" fo:font-size="32pt" style:font-name-asian="Segoe UI1" style:font-size-asian="32pt" style:font-name-complex="Segoe UI1" style:font-size-complex="32pt"/>
    </style:style>
    <style:style style:name="P8" style:family="paragraph">
      <style:paragraph-properties fo:margin-left="0.318cm" fo:margin-right="0cm" fo:margin-top="0cm" fo:margin-bottom="0cm" fo:text-indent="0cm" style:text-autospace="none"/>
      <style:text-properties fo:color="#000000" style:font-name="Segoe UI Semibold" fo:font-size="32pt" style:font-name-asian="Segoe UI1" style:font-size-asian="32pt" style:font-name-complex="Segoe UI1" style:font-size-complex="32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32pt" style:font-name-asian="Segoe UI1" style:font-size-asian="32pt" style:font-name-complex="Segoe UI1" style:font-size-complex="32pt"/>
    </style:style>
    <style:style style:name="P10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 Semibold1" fo:font-size="32pt" fo:font-style="normal" style:font-name-asian="Segoe UI1" style:font-size-asian="32pt" style:font-style-asian="normal" style:font-name-complex="Segoe UI1" style:font-size-complex="32pt" style:font-style-complex="normal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1" fo:font-size="32pt" fo:font-style="normal" style:font-name-asian="Segoe UI1" style:font-size-asian="32pt" style:font-style-asian="normal" style:font-name-complex="Segoe UI1" style:font-size-complex="32pt" style:font-style-complex="normal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99" style:text-position="super 58%" style:font-name="Segoe UI Semibold1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3" style:family="text">
      <style:text-properties fo:color="#000099" style:font-name="Segoe UI Semibold1" fo:font-size="32pt" fo:font-style="italic" style:font-size-asian="32pt" style:font-style-asian="italic" style:font-size-complex="32pt" style:font-style-complex="italic"/>
    </style:style>
    <style:style style:name="T4" style:family="text">
      <style:text-properties fo:color="#000099" style:font-name="Segoe UI Semibold1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5" style:family="text">
      <style:text-properties style:font-name="Segoe UI Semibold" fo:font-size="32pt" style:font-size-asian="32pt" style:font-size-complex="32pt"/>
    </style:style>
    <style:style style:name="T6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000099" style:text-position="super 58%" style:font-name="Segoe UI Semibold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8" style:family="text">
      <style:text-properties fo:color="#000099" style:font-name="Segoe UI Semibold" fo:font-size="32pt" fo:font-style="italic" style:font-size-asian="32pt" style:font-style-asian="italic" style:font-size-complex="32pt" style:font-style-complex="italic"/>
    </style:style>
    <style:style style:name="T9" style:family="text">
      <style:text-properties fo:color="#000099" style:text-position="super 58%" style:font-name="Segoe UI1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10" style:family="text">
      <style:text-properties fo:color="#000099" style:text-position="super 58%" style:font-name="Segoe UI Semibold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11" style:family="text">
      <style:text-properties fo:color="#000099" style:font-name="Segoe UI Semibold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2" style:family="text">
      <style:text-properties fo:color="#000000" style:font-name="Segoe UI Semibold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color="#000000" style:font-name="Segoe UI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638cm" svg:height="1.56cm" svg:x="1.524cm" svg:y="0.762cm">
          <draw:text-box>
            <text:p text:style-name="P1"><text:span text:style-name="T1">Psalm 119:57–6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6" draw:layer="layout" svg:width="25.146cm" svg:height="7.874cm" svg:x="1.524cm" svg:y="0.762cm">
          <draw:text-box>
            <text:p text:style-name="P4"><text:span text:style-name="T2">57</text:span><text:span text:style-name="T3">The L</text:span><text:span text:style-name="T4">ORD</text:span><text:span text:style-name="T3"> is my portion;</text:span></text:p>
            <text:p text:style-name="P5"><text:span text:style-name="T5"><text:s text:c="4"/></text:span><text:span text:style-name="T6"><text:s/></text:span><text:span text:style-name="T6">I promise to keep your words.</text:span></text:p>
            <text:p text:style-name="P4"><text:span text:style-name="T2">58</text:span><text:span text:style-name="T3">I entreat your favor with all my heart;</text:span></text:p>
            <text:p text:style-name="P5"><text:span text:style-name="T5"><text:s text:c="4"/></text:span><text:span text:style-name="T6"><text:s/></text:span><text:span text:style-name="T6">be gracious to me according to your </text:span></text:p>
            <text:p text:style-name="P5"><text:span text:style-name="T6"><text:s text:c="5"/></text:span><text:span text:style-name="T6">promis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4" draw:text-style-name="P6" draw:layer="layout" svg:width="24.638cm" svg:height="6.858cm" svg:x="1.524cm" svg:y="1.016cm">
          <draw:text-box>
            <text:p text:style-name="P4"><text:span text:style-name="T7">59</text:span><text:span text:style-name="T8">When I think on my ways,</text:span></text:p>
            <text:p text:style-name="P5"><text:span text:style-name="T5"><text:s text:c="5"/></text:span><text:span text:style-name="T6">I turn my feet to your testimonies;</text:span></text:p>
            <text:p text:style-name="P4"><text:span text:style-name="T7">60</text:span><text:span text:style-name="T8">I hasten and do not delay</text:span></text:p>
            <text:p text:style-name="P5"><text:span text:style-name="T5"><text:s text:c="5"/></text:span><text:span text:style-name="T6">to keep your commandments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5" draw:text-style-name="P6" draw:layer="layout" svg:width="24.892cm" svg:height="8.128cm" svg:x="1.524cm" svg:y="0.827cm">
          <draw:text-box>
            <text:p text:style-name="P4"><text:span text:style-name="T9">61</text:span><text:span text:style-name="T8">Though the cords of the wicked ensnare me,</text:span></text:p>
            <text:p text:style-name="P5"><text:span text:style-name="T5"><text:s text:c="5"/></text:span><text:span text:style-name="T5">I do not forget your law.</text:span></text:p>
            <text:p text:style-name="P4"><text:span text:style-name="T9">62</text:span><text:span text:style-name="T8">At midnight I rise to praise you,</text:span></text:p>
            <text:p text:style-name="P5"><text:span text:style-name="T6"><text:s text:c="5"/></text:span><text:span text:style-name="T6">because of your just and righteous </text:span></text:p>
            <text:p text:style-name="P5"><text:span text:style-name="T6"><text:s text:c="5"/></text:span><text:span text:style-name="T6">decree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6" draw:text-style-name="P9" draw:layer="layout" svg:width="25.146cm" svg:height="7.766cm" svg:x="1.524cm" svg:y="0.762cm">
          <draw:text-box>
            <text:p text:style-name="P7"><text:span text:style-name="T10">63</text:span><text:span text:style-name="T11">I am a companion of all who fear you,</text:span></text:p>
            <text:p text:style-name="P8"><text:span text:style-name="T5"><text:s text:c="6"/></text:span><text:span text:style-name="T6">of those who keep your precepts.</text:span></text:p>
            <text:p text:style-name="P7"><text:span text:style-name="T2">64</text:span><text:span text:style-name="T3">The earth, O L</text:span><text:span text:style-name="T4">ORD</text:span><text:span text:style-name="T3">, is full of your steadfast </text:span></text:p>
            <text:p text:style-name="P7"><text:span text:style-name="T3"><text:s text:c="2"/></text:span><text:span text:style-name="T3">love;</text:span></text:p>
            <text:p text:style-name="P8"><text:span text:style-name="T6"><text:s text:c="6"/></text:span><text:span text:style-name="T6">teach me your statutes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 presentation:presentation-page-layout-name="AL1T0">
        <office:forms form:automatic-focus="false" form:apply-design-mode="false"/>
        <draw:frame draw:style-name="gr6" draw:text-style-name="P11" draw:layer="layout" svg:width="25.146cm" svg:height="6.263cm" svg:x="1.524cm" svg:y="0.762cm">
          <draw:text-box>
            <text:p text:style-name="P10"><text:span text:style-name="T12">C: </text:span><text:span text:style-name="T13">Glory be to the Father and to the Son</text:span></text:p>
            <text:p text:style-name="P10"><text:span text:style-name="T13">and to the Holy Spirit;</text:span></text:p>
            <text:p text:style-name="P10"><text:span text:style-name="T13">as it was in the beginning, is now,</text:span></text:p>
            <text:p text:style-name="P10"><text:span text:style-name="T13">and will be forever. Am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1T20:06:17.255000000</meta:creation-date>
    <dc:title>bluwht blank</dc:title>
    <meta:editing-duration>PT10M32S</meta:editing-duration>
    <meta:editing-cycles>3</meta:editing-cycles>
    <meta:generator>LibreOffice/5.3.4.2$Windows_X86_64 LibreOffice_project/f82d347ccc0be322489bf7da61d7e4ad13fe2ff3</meta:generator>
    <dc:date>2017-07-21T20:28:19.395000000</dc:date>
    <meta:document-statistic meta:object-count="50"/>
  </office:meta>
</office:document-meta>
</file>